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8.44mm"/>
    </style:style>
    <style:style style:name="co14" style:family="table-column">
      <style:table-column-properties fo:break-before="auto" style:column-width="84.31mm"/>
    </style:style>
    <style:style style:name="co15" style:family="table-column">
      <style:table-column-properties fo:break-before="auto" style:column-width="149.88mm"/>
    </style:style>
    <style:style style:name="co16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0"/>
  </office:automatic-styles>
  <office:body>
    <office:spreadsheet>
      <table:calculation-settings table:automatic-find-labels="false"/>
      <table:table table:name="Planilha1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9"/>
        <table:table-column table:style-name="co5" table:default-cell-style-name="ce5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8"/>
          <table:table-cell table:style-name="ce3" office:value-type="string" calcext:value-type="string">
            <text:p>nomeAudio</text:p>
          </table:table-cell>
          <table:table-cell table:style-name="ce1"/>
          <table:table-cell table:style-name="ce10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2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3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4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table:formula="of:=[.E5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5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6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7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table:formula="of:=[.E8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4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5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6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7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8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89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0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1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2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4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5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6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7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8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39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0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1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2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3]" office:value-type="float" office:value="0" calcext:value-type="float">
            <text:p>0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4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5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6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7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4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table:formula="of:=[.E985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6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7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8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89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0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1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2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7"/>
          <table:table-cell table:number-columns-repeated="5"/>
          <table:table-cell table:formula="of:=[.E994]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2">
          <table:table-cell table:number-columns-repeated="7"/>
          <table:table-cell table:style-name="ce7"/>
          <table:table-cell table:number-columns-repeated="1016"/>
        </table:table-row>
        <table:table-row table:style-name="ro1" table:number-rows-repeated="1047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pondi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ce11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1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8:24:52.136158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7-11-01T19:01:29.960475333</dc:date>
    <meta:editing-duration>PT1H3M11S</meta:editing-duration>
    <meta:editing-cycles>13</meta:editing-cycles>
    <meta:generator>LibreOffice/5.1.6.2$Linux_X86_64 LibreOffice_project/10m0$Build-2</meta:generator>
    <meta:document-statistic meta:table-count="3" meta:cell-count="19531" meta:object-count="0"/>
  </office:meta>
</office:document-meta>
</file>